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pr002-format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pr002-forma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pr002-format" style:data-style-name="N1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pr002-format" style:data-style-name="N2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pr002-format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pr002-format" style:data-style-name="N49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33916666666667cm" style:use-optimal-column-width="true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<text:span text:style-name="T2">欄位序號</text:span></text:p>
          </table:table-cell>
          <table:table-cell office:value-type="string" table:style-name="ce2">
            <text:p><text:span text:style-name="T2">欄</text:span><text:s/><text:span text:style-name="T2">位</text:span><text:s/><text:span text:style-name="T2">名</text:span><text:s/><text:span text:style-name="T2">稱</text:span><text:s text:c="9"/></text:p>
          </table:table-cell>
          <table:table-cell office:value-type="string" table:style-name="ce2">
            <text:p><text:span text:style-name="T2">欄位代碼</text:span></text:p>
          </table:table-cell>
          <table:table-cell office:value-type="string" table:style-name="ce2">
            <text:p><text:span text:style-name="T2">資料型態</text:span></text:p>
          </table:table-cell>
          <table:table-cell office:value-type="string" table:style-name="ce2">
            <text:p><text:span text:style-name="T2">欄</text:span><text:s/><text:span text:style-name="T2">寬</text:span></text:p>
          </table:table-cell>
          <table:table-cell office:value-type="string" table:style-name="ce2">
            <text:p><text:span text:style-name="T2">小數位</text:span></text:p>
          </table:table-cell>
          <table:table-cell office:value-type="string" table:style-name="ce2">
            <text:p><text:span text:style-name="T2">備</text:span><text:s text:c="2"/><text:span text:style-name="T2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<text:span text:style-name="T2">序號</text:span></text:p>
          </table:table-cell>
          <table:table-cell office:value-type="string" table:style-name="ce4">
            <text:p>SERIAL_NO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<text:span text:style-name="T2">鄉鎮代碼</text:span></text:p>
          </table:table-cell>
          <table:table-cell office:value-type="string" table:style-name="ce8">
            <text:p>DICT_NO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3">
            <text:p><text:span text:style-name="T2">四碼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<text:span text:style-name="T2">管制編號</text:span></text:p>
          </table:table-cell>
          <table:table-cell office:value-type="string" table:style-name="ce8">
            <text:p>C_NO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8" table:style-name="ce5">
            <text:p>8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<text:span text:style-name="T2">污染源分類代碼</text:span></text:p>
          </table:table-cell>
          <table:table-cell office:value-type="string" table:style-name="ce8">
            <text:p>SCC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8" table:style-name="ce5">
            <text:p>8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<text:span text:style-name="T2">污染源編號</text:span></text:p>
          </table:table-cell>
          <table:table-cell office:value-type="string" table:style-name="ce8">
            <text:p>NO_P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<text:span text:style-name="T2">排放類別</text:span></text:p>
          </table:table-cell>
          <table:table-cell office:value-type="string" table:style-name="ce8">
            <text:p>FC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3">
            <text:p>FUL'<text:span text:style-name="T2">表燃料燃燒排放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TSP<text:span text:style-name="T2">排放量</text:span></text:p>
          </table:table-cell>
          <table:table-cell office:value-type="string" table:style-name="ce10">
            <text:p>TSP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PM10<text:span text:style-name="T2">排放量</text:span></text:p>
          </table:table-cell>
          <table:table-cell office:value-type="string" table:style-name="ce10">
            <text:p>PM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10">
            <text:p>X_blank1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PM2.5<text:span text:style-name="T2">排放量</text:span></text:p>
          </table:table-cell>
          <table:table-cell office:value-type="string" table:style-name="ce10">
            <text:p>PM25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SOx<text:span text:style-name="T2">排放量</text:span></text:p>
          </table:table-cell>
          <table:table-cell office:value-type="string" table:style-name="ce10">
            <text:p>SOX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NOx<text:span text:style-name="T2">排放量</text:span></text:p>
          </table:table-cell>
          <table:table-cell office:value-type="string" table:style-name="ce10">
            <text:p>NOX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THC<text:span text:style-name="T2">排放量</text:span></text:p>
          </table:table-cell>
          <table:table-cell office:value-type="string" table:style-name="ce3">
            <text:p>THC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NMHC<text:span text:style-name="T2">排放量</text:span></text:p>
          </table:table-cell>
          <table:table-cell office:value-type="string" table:style-name="ce10">
            <text:p>NMHC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CO<text:span text:style-name="T2">排放量</text:span></text:p>
          </table:table-cell>
          <table:table-cell office:value-type="string" table:style-name="ce10">
            <text:p>CO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Pb<text:span text:style-name="T2">排放量</text:span></text:p>
          </table:table-cell>
          <table:table-cell office:value-type="string" table:style-name="ce11">
            <text:p>PB_EM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<text:span text:style-name="T2">公噸</text:span>/<text:span text:style-name="T2">年</text:span></text:p>
          </table:table-cell>
          <table:table-cell table:number-columns-repeated="16377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<text:span text:style-name="T2">行業別代碼</text:span></text:p>
          </table:table-cell>
          <table:table-cell office:value-type="string" table:style-name="ce8">
            <text:p>COMP_KIND1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<text:span text:style-name="T2">工廠</text:span>/<text:span text:style-name="T2">排放口二度分帶</text:span>(<text:span text:style-name="T2">東</text:span>)</text:p>
          </table:table-cell>
          <table:table-cell office:value-type="string" table:style-name="ce8">
            <text:p>UTM_E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3">
            <text:p><text:span text:style-name="T2">東向</text:span>(<text:span text:style-name="T2">公尺</text:span>)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<text:span text:style-name="T2">工廠</text:span>/<text:span text:style-name="T2">排放口二度分帶</text:span>(<text:span text:style-name="T2">北</text:span>)</text:p>
          </table:table-cell>
          <table:table-cell office:value-type="string" table:style-name="ce8">
            <text:p>UTM_N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9" table:style-name="ce5">
            <text:p>9</text:p>
          </table:table-cell>
          <table:table-cell table:style-name="ce5"/>
          <table:table-cell office:value-type="string" table:style-name="ce3">
            <text:p><text:span text:style-name="T2">北向</text:span>(<text:span text:style-name="T2">公尺</text:span>)</text:p>
          </table:table-cell>
          <table:table-cell table:number-columns-repeated="16377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<text:span text:style-name="T2">排放口</text:span>/<text:span text:style-name="T2">煙囪排氣量</text:span>(<text:span text:style-name="T2">乾基</text:span>)</text:p>
          </table:table-cell>
          <table:table-cell office:value-type="string" table:style-name="ce5">
            <text:p>ORI_QU1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Nm3/min</text:p>
          </table:table-cell>
          <table:table-cell table:number-columns-repeated="16377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8">
            <text:p>X_blank2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<text:span text:style-name="T2">煙囪等效內徑</text:span></text:p>
          </table:table-cell>
          <table:table-cell office:value-type="string" table:style-name="ce5">
            <text:p>DIA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m(<text:span text:style-name="T2">公尺</text:span>)</text:p>
          </table:table-cell>
          <table:table-cell table:number-columns-repeated="16377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8">
            <text:p>X_blank3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<text:span text:style-name="T2">煙囪高</text:span></text:p>
          </table:table-cell>
          <table:table-cell office:value-type="string" table:style-name="ce5">
            <text:p>HEI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m(<text:span text:style-name="T2">公尺</text:span>)</text:p>
          </table:table-cell>
          <table:table-cell table:number-columns-repeated="16377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8">
            <text:p>X_blank4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<text:span text:style-name="T2">排放口</text:span>/<text:span text:style-name="T2">煙囪排氣溫度</text:span></text:p>
          </table:table-cell>
          <table:table-cell office:value-type="string" table:style-name="ce5">
            <text:p>TEMP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3">
            <text:p><text:span text:style-name="T2">攝氏溫度</text:span>(<text:span text:style-name="T2">度</text:span>C)</text:p>
          </table:table-cell>
          <table:table-cell table:number-columns-repeated="16377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8">
            <text:p>X_blank5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<text:span text:style-name="T2">排放口</text:span>/<text:span text:style-name="T2">煙囪排氣速度</text:span></text:p>
          </table:table-cell>
          <table:table-cell office:value-type="string" table:style-name="ce5">
            <text:p>VEL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m/sec(<text:span text:style-name="T2">公尺</text:span>/<text:span text:style-name="T2">秒</text:span>)</text:p>
          </table:table-cell>
          <table:table-cell table:number-columns-repeated="16377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3">
            <text:p><text:span text:style-name="T2">排氣量為假設標記</text:span></text:p>
          </table:table-cell>
          <table:table-cell office:value-type="string" table:style-name="ce8">
            <text:p>ASSUME_Q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<text:span text:style-name="T2">內徑為假設標記</text:span></text:p>
          </table:table-cell>
          <table:table-cell office:value-type="string" table:style-name="ce8">
            <text:p>ASSUME_D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3">
            <text:p><text:span text:style-name="T2">煙囪高為假設標記</text:span></text:p>
          </table:table-cell>
          <table:table-cell office:value-type="string" table:style-name="ce8">
            <text:p>ASSUME_H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3">
            <text:p><text:span text:style-name="T2">排氣溫度為假設標記</text:span></text:p>
          </table:table-cell>
          <table:table-cell office:value-type="string" table:style-name="ce8">
            <text:p>ASSUME_T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3">
            <text:p><text:span text:style-name="T2">排氣速度為假設標記</text:span></text:p>
          </table:table-cell>
          <table:table-cell office:value-type="string" table:style-name="ce8">
            <text:p>ASSUME_V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string" table:style-name="ce3">
            <text:p><text:span text:style-name="T2">相對應之污染排放口</text:span></text:p>
          </table:table-cell>
          <table:table-cell office:value-type="string" table:style-name="ce8">
            <text:p>NO_S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3">
            <text:p>"<text:span text:style-name="T2">小時</text:span>/<text:span text:style-name="T2">日</text:span>"<text:span text:style-name="T2">操作時間假設標記</text:span></text:p>
          </table:table-cell>
          <table:table-cell office:value-type="string" table:style-name="ce3">
            <text:p>ASSUME_HD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3">
            <text:p><text:span text:style-name="T2">小時</text:span>/<text:span text:style-name="T2">日</text:span></text:p>
          </table:table-cell>
          <table:table-cell office:value-type="string" table:style-name="ce8">
            <text:p>HD1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3">
            <text:p>"<text:span text:style-name="T2">日</text:span>/<text:span text:style-name="T2">週</text:span>"<text:span text:style-name="T2">操作時間假設標記</text:span></text:p>
          </table:table-cell>
          <table:table-cell office:value-type="string" table:style-name="ce3">
            <text:p>ASSUME_DW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string" table:style-name="ce3">
            <text:p><text:span text:style-name="T2">日</text:span>/<text:span text:style-name="T2">週</text:span></text:p>
          </table:table-cell>
          <table:table-cell office:value-type="string" table:style-name="ce8">
            <text:p>DW1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3">
            <text:p>"<text:span text:style-name="T2">週</text:span>/<text:span text:style-name="T2">年</text:span>"<text:span text:style-name="T2">操作時間假設標記</text:span></text:p>
          </table:table-cell>
          <table:table-cell office:value-type="string" table:style-name="ce3">
            <text:p>ASSUME_WY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<text:span text:style-name="T2">週</text:span>/<text:span text:style-name="T2">年</text:span></text:p>
          </table:table-cell>
          <table:table-cell office:value-type="string" table:style-name="ce8">
            <text:p>WY1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8">
            <text:p>X_blank6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12">
            <text:p>X_blank7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12">
            <text:p>X_blank8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16" table:style-name="ce5">
            <text:p>16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12">
            <text:p>X_blank9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10">
            <text:p>X_blank10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46" table:style-name="ce3">
            <text:p>46</text:p>
          </table:table-cell>
          <table:table-cell office:value-type="string" table:style-name="ce3">
            <text:p><text:span text:style-name="T2">空白</text:span></text:p>
          </table:table-cell>
          <table:table-cell office:value-type="string" table:style-name="ce10">
            <text:p>X_blank11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47" table:style-name="ce3">
            <text:p>47</text:p>
          </table:table-cell>
          <table:table-cell office:value-type="string" table:style-name="ce3">
            <text:p><text:span text:style-name="T2">控制設備編碼</text:span>1</text:p>
          </table:table-cell>
          <table:table-cell office:value-type="string" table:style-name="ce3">
            <text:p>EQ_1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48" table:style-name="ce3">
            <text:p>48</text:p>
          </table:table-cell>
          <table:table-cell office:value-type="string" table:style-name="ce3">
            <text:p><text:span text:style-name="T2">控制設備名稱</text:span>1</text:p>
          </table:table-cell>
          <table:table-cell office:value-type="string" table:style-name="ce3">
            <text:p>A_NAME1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49" table:style-name="ce3">
            <text:p>49</text:p>
          </table:table-cell>
          <table:table-cell office:value-type="string" table:style-name="ce3">
            <text:p><text:span text:style-name="T2">控制設備編碼</text:span>2</text:p>
          </table:table-cell>
          <table:table-cell office:value-type="string" table:style-name="ce3">
            <text:p>EQ_2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3">
            <text:p><text:span text:style-name="T2">控制設備名稱</text:span>2</text:p>
          </table:table-cell>
          <table:table-cell office:value-type="string" table:style-name="ce3">
            <text:p>A_NAME2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1" table:style-name="ce3">
            <text:p>51</text:p>
          </table:table-cell>
          <table:table-cell office:value-type="string" table:style-name="ce3">
            <text:p><text:span text:style-name="T2">控制設備編碼</text:span>3</text:p>
          </table:table-cell>
          <table:table-cell office:value-type="string" table:style-name="ce3">
            <text:p>EQ_3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3">
            <text:p><text:span text:style-name="T2">控制設備名稱</text:span>3</text:p>
          </table:table-cell>
          <table:table-cell office:value-type="string" table:style-name="ce3">
            <text:p>A_NAME3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3">
            <text:p><text:span text:style-name="T2">控制設備編碼</text:span>4</text:p>
          </table:table-cell>
          <table:table-cell office:value-type="string" table:style-name="ce3">
            <text:p>EQ_4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3">
            <text:p><text:span text:style-name="T2">控制設備名稱</text:span>4</text:p>
          </table:table-cell>
          <table:table-cell office:value-type="string" table:style-name="ce3">
            <text:p>A_NAME4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5" table:style-name="ce3">
            <text:p>55</text:p>
          </table:table-cell>
          <table:table-cell office:value-type="string" table:style-name="ce3">
            <text:p><text:span text:style-name="T2">控制設備編碼</text:span>5</text:p>
          </table:table-cell>
          <table:table-cell office:value-type="string" table:style-name="ce3">
            <text:p>EQ_5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6" table:style-name="ce3">
            <text:p>56</text:p>
          </table:table-cell>
          <table:table-cell office:value-type="string" table:style-name="ce3">
            <text:p><text:span text:style-name="T2">控制設備名稱</text:span>5</text:p>
          </table:table-cell>
          <table:table-cell office:value-type="string" table:style-name="ce3">
            <text:p>A_NAME5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57" table:style-name="ce3">
            <text:p>57</text:p>
          </table:table-cell>
          <table:table-cell office:value-type="string" table:style-name="ce3">
            <text:p>TSP<text:span text:style-name="T2">控制效率</text:span></text:p>
          </table:table-cell>
          <table:table-cell office:value-type="string" table:style-name="ce3">
            <text:p>TSP_EFF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0~100</text:p>
          </table:table-cell>
          <table:table-cell table:number-columns-repeated="16377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3">
            <text:p>PM10<text:span text:style-name="T2">控制效率</text:span></text:p>
          </table:table-cell>
          <table:table-cell office:value-type="string" table:style-name="ce3">
            <text:p>TSP_EFF1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0~100</text:p>
          </table:table-cell>
          <table:table-cell table:number-columns-repeated="16377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3">
            <text:p>SOx<text:span text:style-name="T2">控制效率</text:span></text:p>
          </table:table-cell>
          <table:table-cell office:value-type="string" table:style-name="ce3">
            <text:p>SOX_EFF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0~100</text:p>
          </table:table-cell>
          <table:table-cell table:number-columns-repeated="16377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3">
            <text:p>NOx<text:span text:style-name="T2">控制效率</text:span></text:p>
          </table:table-cell>
          <table:table-cell office:value-type="string" table:style-name="ce3">
            <text:p>NOX_EFF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0~100</text:p>
          </table:table-cell>
          <table:table-cell table:number-columns-repeated="16377"/>
        </table:table-row>
        <table:table-row table:style-name="ro2">
          <table:table-cell office:value-type="float" office:value="61" table:style-name="ce3">
            <text:p>61</text:p>
          </table:table-cell>
          <table:table-cell office:value-type="string" table:style-name="ce3">
            <text:p>THC<text:span text:style-name="T2">控制效率</text:span></text:p>
          </table:table-cell>
          <table:table-cell office:value-type="string" table:style-name="ce3">
            <text:p>VOC_EFF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0~100</text:p>
          </table:table-cell>
          <table:table-cell table:number-columns-repeated="16377"/>
        </table:table-row>
        <table:table-row table:style-name="ro2">
          <table:table-cell office:value-type="float" office:value="62" table:style-name="ce3">
            <text:p>62</text:p>
          </table:table-cell>
          <table:table-cell office:value-type="string" table:style-name="ce3">
            <text:p>CO<text:span text:style-name="T2">控制效率</text:span></text:p>
          </table:table-cell>
          <table:table-cell office:value-type="string" table:style-name="ce3">
            <text:p>CO_EFF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0~100</text:p>
          </table:table-cell>
          <table:table-cell table:number-columns-repeated="16377"/>
        </table:table-row>
        <table:table-row table:style-name="ro2">
          <table:table-cell office:value-type="float" office:value="63" table:style-name="ce3">
            <text:p>63</text:p>
          </table:table-cell>
          <table:table-cell office:value-type="string" table:style-name="ce3">
            <text:p>Pb<text:span text:style-name="T2">控制效率</text:span></text:p>
          </table:table-cell>
          <table:table-cell office:value-type="string" table:style-name="ce3">
            <text:p>PB_EFF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0~100</text:p>
          </table:table-cell>
          <table:table-cell table:number-columns-repeated="16377"/>
        </table:table-row>
        <table:table-row table:style-name="ro2">
          <table:table-cell office:value-type="float" office:value="64" table:style-name="ce3">
            <text:p>64</text:p>
          </table:table-cell>
          <table:table-cell office:value-type="string" table:style-name="ce3">
            <text:p><text:span text:style-name="T2">工業區代碼</text:span></text:p>
          </table:table-cell>
          <table:table-cell office:value-type="string" table:style-name="ce8">
            <text:p>ID_AREA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65" table:style-name="ce3">
            <text:p>65</text:p>
          </table:table-cell>
          <table:table-cell office:value-type="string" table:style-name="ce3">
            <text:p><text:span text:style-name="T2">工廠名稱</text:span></text:p>
          </table:table-cell>
          <table:table-cell office:value-type="string" table:style-name="ce3">
            <text:p>COMP_NAM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40" table:style-name="ce5">
            <text:p>40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2">
          <table:table-cell office:value-type="float" office:value="66" table:style-name="ce3">
            <text:p>66</text:p>
          </table:table-cell>
          <table:table-cell office:value-type="string" table:style-name="ce3">
            <text:p><text:span text:style-name="T2">地表高程</text:span></text:p>
          </table:table-cell>
          <table:table-cell office:value-type="string" table:style-name="ce3">
            <text:p>ZS</text:p>
          </table:table-cell>
          <table:table-cell office:value-type="string" table:style-name="ce5">
            <text:p><text:span text:style-name="T2">數值型態</text:span>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float" office:value="67" table:style-name="ce3">
            <text:p>67</text:p>
          </table:table-cell>
          <table:table-cell office:value-type="string" table:style-name="ce3">
            <text:p>TSP<text:span text:style-name="T2">排放量評等</text:span></text:p>
          </table:table-cell>
          <table:table-cell office:value-type="string" table:style-name="ce3">
            <text:p>TSP_RANK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string" table:style-name="ce3">
            <text:p>A~U</text:p>
          </table:table-cell>
          <table:table-cell table:number-columns-repeated="16377"/>
        </table:table-row>
        <table:table-row table:style-name="ro2">
          <table:table-cell office:value-type="float" office:value="68" table:style-name="ce3">
            <text:p>68</text:p>
          </table:table-cell>
          <table:table-cell office:value-type="string" table:style-name="ce3">
            <text:p>SOx<text:span text:style-name="T2">排放量評等</text:span></text:p>
          </table:table-cell>
          <table:table-cell office:value-type="string" table:style-name="ce3">
            <text:p>SOX_RANK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string" table:style-name="ce3">
            <text:p>A~U</text:p>
          </table:table-cell>
          <table:table-cell table:number-columns-repeated="16377"/>
        </table:table-row>
        <table:table-row table:style-name="ro2">
          <table:table-cell office:value-type="float" office:value="69" table:style-name="ce3">
            <text:p>69</text:p>
          </table:table-cell>
          <table:table-cell office:value-type="string" table:style-name="ce3">
            <text:p>NOx<text:span text:style-name="T2">排放量評等</text:span></text:p>
          </table:table-cell>
          <table:table-cell office:value-type="string" table:style-name="ce3">
            <text:p>NOX_RANK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string" table:style-name="ce3">
            <text:p>A~U</text:p>
          </table:table-cell>
          <table:table-cell table:number-columns-repeated="16377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3">
            <text:p>VOC<text:span text:style-name="T2">排放量評等</text:span></text:p>
          </table:table-cell>
          <table:table-cell office:value-type="string" table:style-name="ce3">
            <text:p>VOC_RANK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string" table:style-name="ce3">
            <text:p>A~U</text:p>
          </table:table-cell>
          <table:table-cell table:number-columns-repeated="16377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5">
            <text:p>CO<text:span text:style-name="T2">排放量評等</text:span></text:p>
          </table:table-cell>
          <table:table-cell office:value-type="string" table:style-name="ce5">
            <text:p>CO_RANK</text:p>
          </table:table-cell>
          <table:table-cell office:value-type="string" table:style-name="ce5">
            <text:p><text:span text:style-name="T2">字元型態</text:span>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~U</text:p>
          </table:table-cell>
          <table:table-cell table:number-columns-repeated="16377"/>
        </table:table-row>
        <table:table-row table:style-name="ro2">
          <table:table-cell office:value-type="float" office:value="72" table:style-name="ce3">
            <text:p>72</text:p>
          </table:table-cell>
          <table:table-cell office:value-type="string" table:style-name="ce3">
            <text:p>Pb<text:span text:style-name="T2">排放量評等</text:span></text:p>
          </table:table-cell>
          <table:table-cell office:value-type="string" table:style-name="ce3">
            <text:p>PB_RANK</text:p>
          </table:table-cell>
          <table:table-cell office:value-type="string" table:style-name="ce3">
            <text:p><text:span text:style-name="T2">字元型態</text:span>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string" table:style-name="ce3">
            <text:p>A~U</text:p>
          </table:table-cell>
          <table:table-cell table:number-columns-repeated="16377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3" number:min-integer-digits="1"/>
    </number:number-style>
    <number:number-style style:name="N49">
      <number:number number:decimal-places="1"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pr002-format" style:display-name="一般_pr002-format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iu</meta:initial-creator>
    <dc:creator>Liu</dc:creator>
    <meta:creation-date>2019-11-11T04:46:01Z</meta:creation-date>
    <dc:date>2019-11-11T04:49:10Z</dc:date>
  </office:meta>
</office:document-meta>
</file>